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2832*"/>
    </style:style>
    <style:style style:name="Table1.B" style:family="table-column">
      <style:table-column-properties style:column-width="4.7313in" style:rel-column-width="681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4" style:family="paragraph" style:parent-style-name="Text_20_body">
      <style:paragraph-properties fo:margin-left="0.5in" fo:margin-right="0in" fo:text-indent="0in" style:auto-text-indent="false"/>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Standard" style:list-style-name="L2">
      <style:paragraph-properties fo:margin-top="0in" fo:margin-bottom="0.1701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Heading_20_1">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list-style-name="L3"/>
    <style:style style:name="P15" style:family="paragraph" style:parent-style-name="Table_20_Contents">
      <style:paragraph-properties fo:margin-top="0in" fo:margin-bottom="0.1701i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style:font-style-asian="normal"/>
    </style:style>
    <style:style style:name="T5" style:family="text">
      <style:text-properties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It is released under the <text:s/>InterBase Public License for the original code and under the compatible Initial Developers Public License for new software.</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should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 cannot be located.</text:p>
      <text:h text:style-name="Heading_20_2" text:outline-level="2">Using the IBX Components</text:h>
      <text:p text:style-name="Text_20_body">The IBX components should behave identically to their Delphi equivalents and many online tutorials are available on how to use them. Some notes on their use are given below. However, you should be aware of the following issues:</text:p>
      <text:list xml:id="list1671632983" text:style-name="L1">
        <text:list-item>
          <text:p text:style-name="P7">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text:soft-page-break/>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314454093" text:continue-numbering="true" text:style-name="L1">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778198219" text:continue-numbering="true" text:style-name="L1">
        <text:list-item>
          <text:p text:style-name="P7">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Heading_20_2" text:outline-level="2"><text:span text:style-name="T3">The IBX Components</text:span></text:h>
      <text:p text:style-name="Text_20_body"><text:span text:style-name="T3">The purpose of IBX is to provide an implementation of the Delphi/Lazarus TDataset model providing a data source for Data Aware components and doing so by making direct use of the Firebird API. There is no middleware involved and the intent is to maximise performance.</text:span></text:p>
      <text:p text:style-name="Text_20_body"><text:span text:style-name="T3">Firebird is an SQL database and a knowledge of SQL is generally necessary for all but basic use of IBX. IBX does not attempt to hide the SQL from the programmer. Indeed, it gives the programmer full use of SQL.</text:span></text:p>
      <table:table table:name="Table1" table:style-name="Table1">
        <table:table-column table:style-name="Table1.A"/>
        <table:table-column table:style-name="Table1.B"/>
        <table:table-row>
          <table:table-cell table:style-name="Table1.A1" office:value-type="string">
            <text:p text:style-name="P13">TIBDatabase</text:p>
          </table:table-cell>
          <table:table-cell table:style-name="Table1.A1" office:value-type="string">
            <text:p text:style-name="Table_20_Contents">Every project that uses IBX must have at least one TIBDatabase component. This is usually placed on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13">TIBTransaction</text:p>
          </table:table-cell>
          <table:table-cell table:style-name="Table1.A1" office:value-type="string">
            <text:p text:style-name="Table_20_Contents">Every project that uses IBX must have at least one TIBTransaction.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13">TIBQuery</text:p>
          </table:table-cell>
          <table:table-cell table:style-name="Table1.A1" office:value-type="string">
            <text:p text:style-name="P15">The component is a descendent of TDataset and generates the dataset from the results of an SQL query (Select statement or a Stored <text:soft-page-break/>Procedure that returns a results set). The SQL query usedis the value of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13">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657070007" text:style-name="L3">
              <text:list-item>
                <text:p text:style-name="P14">Delete the current row in the results set</text:p>
              </text:list-item>
              <text:list-item>
                <text:p text:style-name="P14">To Refresh (from the database) the current row in the results set</text:p>
              </text:list-item>
              <text:list-item>
                <text:p text:style-name="P14">To update the current rowin the database to match the (modified) values in the database</text:p>
              </text:list-item>
              <text:list-item>
                <text:p text:style-name="P14">To Insert a new row in the database.</text:p>
              </text:list-item>
            </text:list>
          </table:table-cell>
        </table:table-row>
        <table:table-row>
          <table:table-cell table:style-name="Table1.A1" office:value-type="string">
            <text:p text:style-name="P13">TIBDataSet</text:p>
          </table:table-cell>
          <table:table-cell table:style-name="Table1.A1" office:value-type="string">
            <text:p text:style-name="P15">This is also a TDataset descendent and combiines the functionality of TIBQuery and TIBUpdateSQL into a single component.</text:p>
            <text:p text:style-name="Table_20_Contents">Its properties must identify the database and the transaction used for executing the query.</text:p>
          </table:table-cell>
        </table:table-row>
        <table:table-row>
          <table:table-cell table:style-name="Table1.A1" office:value-type="string">
            <text:p text:style-name="P13">TIBStoredProc</text:p>
          </table:table-cell>
          <table:table-cell table:style-name="Table1.A1" office:value-type="string">
            <text:p text:style-name="P15">This component is used to execute a stored procedure. Typic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13">TIBSQL</text:p>
          </table:table-cell>
          <table:table-cell table:style-name="Table1.A1" office:value-type="string">
            <text:p text:style-name="P15">This component is the basic SQL engine of IBX and is used internally by TIBQuery, TIBDataset and TIBStoredProc to perform SQL queries. It can be used directly by the programmer to effectively implement embedded SQL statements.</text:p>
            <text:p text:style-name="Table_20_Contents">Its properties must identify the database and the transaction used for executing the query.</text:p>
          </table:table-cell>
        </table:table-row>
        <table:table-row>
          <table:table-cell table:style-name="Table1.A1" office:value-type="string">
            <text:p text:style-name="P13"/>
          </table:table-cell>
          <table:table-cell table:style-name="Table1.A1" office:value-type="string">
            <text:p text:style-name="Table_20_Contents"/>
          </table:table-cell>
        </table:table-row>
      </table:table>
      <text:p text:style-name="Text_20_body"><text:span text:style-name="T3"/></text:p>
      <text:h text:style-name="Heading_20_2" text:outline-level="2"><text:span text:style-name="T3">Using the Property Editors</text:span></text:h>
      <text:p text:style-name="P5">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5">The editors follow the same basic scheme with a combo box in the left hand frame listing available tables and listboxes showing the columns and Primary Keys respectively for the currently selected table.</text:p>
      <text:p text:style-name="P5"><text:soft-page-break/>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5">Double-clicking on a column name will cause that column name to be inserted in the SQL statement.</text:p>
      <text:p text:style-name="P5">The “Test” button can be used to test the current SQL statement for correctness. The error generated by the database engine, if any, will be return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1-05-03T17:23:59</dc:date>
    <dc:creator>Tony Whyman</dc:creator>
    <meta:editing-duration>PT07H23M34S</meta:editing-duration>
    <meta:editing-cycles>18</meta:editing-cycles>
    <meta:generator>OpenOffice.org/3.2$Unix OpenOffice.org_project/320m12$Build-9483</meta:generator>
    <meta:document-statistic meta:table-count="1" meta:image-count="0" meta:object-count="0" meta:page-count="4" meta:paragraph-count="55" meta:word-count="1571" meta:character-count="9586"/>
  </office:meta>
</office:document-meta>
</file>